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8.415cm" svg:y1="6.985cm" svg:x2="20.955cm" svg:y2="4.445cm">
          <text:p/>
        </draw:line>
        <draw:line draw:style-name="gr1" draw:text-style-name="P1" draw:layer="layout" svg:x1="18.415cm" svg:y1="1.905cm" svg:x2="20.955cm" svg:y2="4.445cm">
          <text:p/>
        </draw:line>
        <draw:line draw:style-name="gr1" draw:text-style-name="P1" draw:layer="layout" svg:x1="8.255cm" svg:y1="4.445cm" svg:x2="10.794cm" svg:y2="6.985cm">
          <text:p/>
        </draw:line>
        <draw:line draw:style-name="gr1" draw:text-style-name="P1" draw:layer="layout" svg:x1="8.255cm" svg:y1="4.445cm" svg:x2="10.795cm" svg:y2="1.905cm">
          <text:p/>
        </draw:line>
        <draw:custom-shape draw:style-name="gr2" draw:text-style-name="P1" draw:layer="layout" svg:width="7.62cm" svg:height="2.54cm" svg:x="0.635cm" svg:y="3.175cm">
          <text:p text:style-name="P1"><text:span text:style-name="T1">Command-1</text:span></text:p>
          <text:p text:style-name="P1"><text:span text:style-name="T1">name: wait-to-call</text:span></text:p>
          <text:p text:style-name="P1"><text:span text:style-name="T1">arguments: [&lt;Resource-1&gt;]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8.255cm" svg:y="1.905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2.54cm" svg:x="10.795cm" svg:y="5.715cm">
          <text:p text:style-name="P1"><text:span text:style-name="T1">Command-3</text:span></text:p>
          <text:p text:style-name="P1"><text:span text:style-name="T1">name: wait-to-call</text:span></text:p>
          <text:p text:style-name="P1"><text:span text:style-name="T1">arguments: [&lt;Resource-3&gt;]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54cm" svg:x="10.795cm" svg:y="0.635cm">
          <text:p text:style-name="P1"><text:span text:style-name="T1">Command-2</text:span></text:p>
          <text:p text:style-name="P1"><text:span text:style-name="T1">name: wait-to-call</text:span></text:p>
          <text:p text:style-name="P1"><text:span text:style-name="T1">arguments: [&lt;Resource-2&gt;]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98cm" svg:height="0.954cm" svg:x="8.255cm" svg:y="5.715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9.357cm" svg:y="2.221cm">
          <draw:text-box>
            <text:p><text:span text:style-name="T2">next</text:span></text:p>
          </draw:text-box>
        </draw:frame>
        <draw:frame draw:style-name="gr3" draw:text-style-name="P2" draw:layer="layout" svg:width="1.598cm" svg:height="0.954cm" svg:x="19.357cm" svg:y="5.715cm">
          <draw:text-box>
            <text:p><text:span text:style-name="T2">next</text:span></text:p>
          </draw:text-box>
        </draw:frame>
        <draw:custom-shape draw:style-name="gr2" draw:text-style-name="P1" draw:layer="layout" svg:width="7.62cm" svg:height="2.54cm" svg:x="20.955cm" svg:y="3.175cm">
          <text:p text:style-name="P1"><text:span text:style-name="T1">Command-4</text:span></text:p>
          <text:p text:style-name="P1"><text:span text:style-name="T1">name: wait-to-call</text:span></text:p>
          <text:p text:style-name="P1"><text:span text:style-name="T1">arguments: [&lt;Resource-4&gt;]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6T18:26:25</meta:creation-date>
    <dc:date>2011-07-16T20:05:35</dc:date>
    <dc:creator>Bo Morgan</dc:creator>
    <meta:editing-duration>PT00H06M49S</meta:editing-duration>
    <meta:editing-cycles>2</meta:editing-cycles>
    <meta:generator>OpenOffice.org/3.2$Linux OpenOffice.org_project/320m12$Build-9483</meta:generator>
    <meta:document-statistic meta:object-count="12"/>
  </office:meta>
</office:document-meta>
</file>